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ula1" style:family="table">
      <style:table-properties style:width="6.7188in" fo:margin-left="-0.0167in" table:align="left"/>
    </style:style>
    <style:style style:name="Taula1.A" style:family="table-column">
      <style:table-column-properties style:column-width="1.1729in"/>
    </style:style>
    <style:style style:name="Taula1.B" style:family="table-column">
      <style:table-column-properties style:column-width="1.5076in"/>
    </style:style>
    <style:style style:name="Taula1.C" style:family="table-column">
      <style:table-column-properties style:column-width="4.0382in"/>
    </style:style>
    <style:style style:name="Tau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1.C1" style:family="table-cell">
      <style:table-cell-properties fo:padding="0.0382in" fo:border="0.05pt solid #000000"/>
    </style:style>
    <style:style style:name="Taula1.A2" style:family="table-cell">
      <style:table-cell-properties fo:padding="0.0382in" fo:border-left="0.05pt solid #000000" fo:border-right="none" fo:border-top="none" fo:border-bottom="0.05pt solid #000000"/>
    </style:style>
    <style:style style:name="Tau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2" style:family="table">
      <style:table-properties style:width="6.6931in" table:align="margins"/>
    </style:style>
    <style:style style:name="Taula2.A" style:family="table-column">
      <style:table-column-properties style:column-width="0.9271in" style:rel-column-width="9077*"/>
    </style:style>
    <style:style style:name="Taula2.B" style:family="table-column">
      <style:table-column-properties style:column-width="1.7514in" style:rel-column-width="17148*"/>
    </style:style>
    <style:style style:name="Taula2.C" style:family="table-column">
      <style:table-column-properties style:column-width="4.0146in" style:rel-column-width="39310*"/>
    </style:style>
    <style:style style:name="Tau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2.C1" style:family="table-cell">
      <style:table-cell-properties fo:padding="0.0382in" fo:border="0.05pt solid #000000"/>
    </style:style>
    <style:style style:name="Taula2.A2" style:family="table-cell">
      <style:table-cell-properties fo:padding="0.0382in" fo:border-left="0.05pt solid #000000" fo:border-right="none" fo:border-top="none" fo:border-bottom="0.05pt solid #000000"/>
    </style:style>
    <style:style style:name="Taula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7118in" style:rel-column-width="6969*"/>
    </style:style>
    <style:style style:name="Table1.B" style:family="table-column">
      <style:table-column-properties style:column-width="5.9813in" style:rel-column-width="5856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es" fo:country="ES"/>
    </style:style>
    <style:style style:name="P2" style:family="paragraph" style:parent-style-name="Table_20_Contents">
      <style:text-properties fo:language="es" fo:country="ES" officeooo:rsid="0078d702" officeooo:paragraph-rsid="0078d702"/>
    </style:style>
    <style:style style:name="P3" style:family="paragraph" style:parent-style-name="Table_20_Contents">
      <style:text-properties fo:language="es" fo:country="ES" officeooo:rsid="0078d702" officeooo:paragraph-rsid="00c34390"/>
    </style:style>
    <style:style style:name="P4" style:family="paragraph" style:parent-style-name="Table_20_Contents">
      <style:text-properties fo:language="es" fo:country="ES" officeooo:rsid="00af8c86" officeooo:paragraph-rsid="00af8c86"/>
    </style:style>
    <style:style style:name="P5" style:family="paragraph" style:parent-style-name="Table_20_Contents">
      <style:text-properties fo:language="es" fo:country="ES" officeooo:rsid="00af8c86" officeooo:paragraph-rsid="00c34390"/>
    </style:style>
    <style:style style:name="P6" style:family="paragraph" style:parent-style-name="Table_20_Contents">
      <style:text-properties fo:language="es" fo:country="ES" officeooo:rsid="0039eeee" officeooo:paragraph-rsid="0039eeee"/>
    </style:style>
    <style:style style:name="P7" style:family="paragraph" style:parent-style-name="Table_20_Contents">
      <style:text-properties fo:language="es" fo:country="ES" officeooo:rsid="0039eeee" officeooo:paragraph-rsid="00affaf7"/>
    </style:style>
    <style:style style:name="P8" style:family="paragraph" style:parent-style-name="Table_20_Contents">
      <style:text-properties fo:language="es" fo:country="ES" fo:font-weight="bold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language="es" fo:country="ES" officeooo:rsid="001f4cec"/>
    </style:style>
    <style:style style:name="P10" style:family="paragraph" style:parent-style-name="Table_20_Contents">
      <style:paragraph-properties fo:text-align="justify" style:justify-single-word="false"/>
      <style:text-properties fo:language="es" fo:country="ES" officeooo:rsid="001f4cec" officeooo:paragraph-rsid="001f4cec"/>
    </style:style>
    <style:style style:name="P11" style:family="paragraph" style:parent-style-name="Table_20_Contents">
      <style:text-properties fo:language="es" fo:country="ES" officeooo:rsid="0039eeee" officeooo:paragraph-rsid="007f28e4" fo:background-color="transparent"/>
    </style:style>
    <style:style style:name="P12" style:family="paragraph" style:parent-style-name="Table_20_Contents">
      <style:text-properties fo:language="es" fo:country="ES" officeooo:rsid="0080ab24" officeooo:paragraph-rsid="0080ab24"/>
    </style:style>
    <style:style style:name="P13" style:family="paragraph" style:parent-style-name="Table_20_Contents">
      <style:text-properties fo:language="es" fo:country="ES" officeooo:rsid="00bc1f66" officeooo:paragraph-rsid="00bc1f66"/>
    </style:style>
    <style:style style:name="P14" style:family="paragraph" style:parent-style-name="Table_20_Contents">
      <style:text-properties fo:language="es" fo:country="ES" officeooo:rsid="00c34390" officeooo:paragraph-rsid="00c34390"/>
    </style:style>
    <style:style style:name="P15" style:family="paragraph" style:parent-style-name="First_20_line_20_indent">
      <style:paragraph-properties fo:margin-left="0in" fo:margin-right="0in" fo:text-indent="0in" style:auto-text-indent="false"/>
      <style:text-properties fo:language="es" fo:country="ES"/>
    </style:style>
    <style:style style:name="P16" style:family="paragraph" style:parent-style-name="First_20_line_20_indent">
      <style:paragraph-properties fo:margin-left="0in" fo:margin-right="0in" fo:text-align="justify" style:justify-single-word="false" fo:text-indent="0in" style:auto-text-indent="false"/>
      <style:text-properties fo:language="es" fo:country="ES" officeooo:rsid="001f4cec"/>
    </style:style>
    <style:style style:name="P17" style:family="paragraph" style:parent-style-name="First_20_line_20_indent">
      <style:paragraph-properties fo:margin-left="0in" fo:margin-right="0in" fo:text-align="justify" style:justify-single-word="false" fo:text-indent="0in" style:auto-text-indent="false"/>
      <style:text-properties fo:language="es" fo:country="ES" officeooo:rsid="001f4cec" officeooo:paragraph-rsid="001f4cec"/>
    </style:style>
    <style:style style:name="P18" style:family="paragraph" style:parent-style-name="First_20_line_20_indent">
      <style:paragraph-properties fo:margin-left="0in" fo:margin-right="0in" fo:text-align="justify" style:justify-single-word="false" fo:text-indent="0in" style:auto-text-indent="false"/>
      <style:text-properties fo:language="es" fo:country="ES" officeooo:rsid="00bfb984" officeooo:paragraph-rsid="00c03979"/>
    </style:style>
    <style:style style:name="P19" style:family="paragraph" style:parent-style-name="First_20_line_20_indent">
      <style:paragraph-properties fo:margin-left="0in" fo:margin-right="0in" fo:text-align="justify" style:justify-single-word="false" fo:text-indent="0in" style:auto-text-indent="false"/>
      <style:text-properties fo:language="es" fo:country="ES"/>
    </style:style>
    <style:style style:name="P20" style:family="paragraph" style:parent-style-name="First_20_line_20_indent">
      <style:paragraph-properties fo:margin-left="0in" fo:margin-right="0in" fo:text-align="justify" style:justify-single-word="false" fo:text-indent="0in" style:auto-text-indent="false"/>
      <style:text-properties fo:language="es" fo:country="ES" officeooo:paragraph-rsid="00443799"/>
    </style:style>
    <style:style style:name="P21" style:family="paragraph" style:parent-style-name="First_20_line_20_indent">
      <style:paragraph-properties fo:margin-left="0in" fo:margin-right="0in" fo:text-align="justify" style:justify-single-word="false" fo:text-indent="0in" style:auto-text-indent="false"/>
      <style:text-properties fo:language="es" fo:country="ES" officeooo:paragraph-rsid="001f4cec"/>
    </style:style>
    <style:style style:name="P22" style:family="paragraph" style:parent-style-name="First_20_line_20_indent">
      <style:paragraph-properties fo:margin-left="0in" fo:margin-right="0in" fo:text-align="justify" style:justify-single-word="false" fo:text-indent="0in" style:auto-text-indent="false"/>
      <style:text-properties fo:language="es" fo:country="ES" officeooo:paragraph-rsid="00256ec9"/>
    </style:style>
    <style:style style:name="P23" style:family="paragraph" style:parent-style-name="First_20_line_20_indent">
      <style:paragraph-properties fo:margin-left="0in" fo:margin-right="0in" fo:text-align="justify" style:justify-single-word="false" fo:text-indent="0in" style:auto-text-indent="false"/>
      <style:text-properties fo:language="es" fo:country="ES" officeooo:paragraph-rsid="002ad590"/>
    </style:style>
    <style:style style:name="P24" style:family="paragraph" style:parent-style-name="First_20_line_20_indent">
      <style:paragraph-properties fo:margin-left="0in" fo:margin-right="0in" fo:text-align="justify" style:justify-single-word="false" fo:text-indent="0in" style:auto-text-indent="false"/>
      <style:text-properties fo:language="es" fo:country="ES" officeooo:paragraph-rsid="00bc38d4"/>
    </style:style>
    <style:style style:name="P25" style:family="paragraph" style:parent-style-name="First_20_line_20_indent">
      <style:paragraph-properties fo:margin-left="0in" fo:margin-right="0in" fo:text-align="justify" style:justify-single-word="false" fo:text-indent="0in" style:auto-text-indent="false"/>
      <style:text-properties fo:language="es" fo:country="ES" style:text-underline-style="none" officeooo:paragraph-rsid="006de5b1"/>
    </style:style>
    <style:style style:name="P26" style:family="paragraph" style:parent-style-name="First_20_line_20_indent">
      <style:paragraph-properties fo:margin-left="0in" fo:margin-right="0in" fo:text-indent="0in" style:auto-text-indent="false"/>
      <style:text-properties fo:language="es" fo:country="ES" style:text-underline-style="solid" style:text-underline-width="auto" style:text-underline-color="font-color"/>
    </style:style>
    <style:style style:name="P27" style:family="paragraph" style:parent-style-name="First_20_line_20_indent">
      <style:paragraph-properties fo:margin-left="0in" fo:margin-right="0in" fo:text-align="justify" style:justify-single-word="false" fo:text-indent="0in" style:auto-text-indent="false"/>
      <style:text-properties fo:language="es" fo:country="ES" style:text-underline-style="solid" style:text-underline-width="auto" style:text-underline-color="font-color" officeooo:paragraph-rsid="001a362a"/>
    </style:style>
    <style:style style:name="P28" style:family="paragraph" style:parent-style-name="First_20_line_20_indent">
      <style:paragraph-properties fo:margin-left="0in" fo:margin-right="0in" fo:text-align="justify" style:justify-single-word="false" fo:text-indent="0in" style:auto-text-indent="false"/>
      <style:text-properties fo:language="es" fo:country="ES"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First_20_line_20_indent">
      <style:paragraph-properties fo:margin-left="0in" fo:margin-right="0in" fo:text-align="justify" style:justify-single-word="false" fo:text-indent="0in" style:auto-text-indent="false"/>
      <style:text-properties fo:language="es" fo:country="ES" style:text-underline-style="solid" style:text-underline-width="auto" style:text-underline-color="font-color" officeooo:rsid="001f4cec" officeooo:paragraph-rsid="001f4cec"/>
    </style:style>
    <style:style style:name="P30" style:family="paragraph" style:parent-style-name="First_20_line_20_indent">
      <style:paragraph-properties fo:margin-left="0in" fo:margin-right="0in" fo:text-align="justify" style:justify-single-word="false" fo:text-indent="0in" style:auto-text-indent="false"/>
      <style:text-properties fo:language="es" fo:country="ES" style:text-underline-style="solid" style:text-underline-width="auto" style:text-underline-color="font-color" officeooo:rsid="0040ba00" officeooo:paragraph-rsid="0040ba00"/>
    </style:style>
    <style:style style:name="P31" style:family="paragraph" style:parent-style-name="First_20_line_20_indent">
      <style:paragraph-properties fo:margin-left="0in" fo:margin-right="0in" fo:text-align="justify" style:justify-single-word="false" fo:text-indent="0in" style:auto-text-indent="false"/>
      <style:text-properties fo:language="es" fo:country="ES" style:text-underline-style="solid" style:text-underline-width="auto" style:text-underline-color="font-color" officeooo:rsid="00b5c4df" officeooo:paragraph-rsid="00b5c4df"/>
    </style:style>
    <style:style style:name="P32" style:family="paragraph" style:parent-style-name="First_20_line_20_indent">
      <style:paragraph-properties fo:margin-left="0in" fo:margin-right="0in" fo:text-align="justify" style:justify-single-word="false" fo:text-indent="0in" style:auto-text-indent="false"/>
      <style:text-properties fo:language="es" fo:country="ES" style:text-underline-style="solid" style:text-underline-width="auto" style:text-underline-color="font-color" officeooo:rsid="00b98363" officeooo:paragraph-rsid="00b98363"/>
    </style:style>
    <style:style style:name="P33" style:family="paragraph" style:parent-style-name="First_20_line_20_indent">
      <style:paragraph-properties fo:margin-left="0in" fo:margin-right="0in" fo:text-align="justify" style:justify-single-word="false" fo:text-indent="0in" style:auto-text-indent="false"/>
      <style:text-properties fo:language="es" fo:country="ES" style:text-underline-style="solid" style:text-underline-width="auto" style:text-underline-color="font-color" officeooo:rsid="00bfb984" officeooo:paragraph-rsid="00bfb984"/>
    </style:style>
    <style:style style:name="P34" style:family="paragraph" style:parent-style-name="First_20_line_20_indent">
      <style:paragraph-properties fo:margin-left="0in" fo:margin-right="0in" fo:text-indent="0in" style:auto-text-indent="false"/>
      <style:text-properties fo:language="es" fo:country="ES" officeooo:paragraph-rsid="00312191"/>
    </style:style>
    <style:style style:name="P35" style:family="paragraph" style:parent-style-name="First_20_line_20_indent">
      <style:paragraph-properties fo:margin-left="0in" fo:margin-right="0in" fo:text-align="justify" style:justify-single-word="false" fo:text-indent="0in" style:auto-text-indent="false"/>
      <style:text-properties fo:language="es" fo:country="ES" officeooo:rsid="001a362a" officeooo:paragraph-rsid="0040ba00"/>
    </style:style>
    <style:style style:name="P36" style:family="paragraph" style:parent-style-name="First_20_line_20_indent">
      <style:paragraph-properties fo:margin-left="0in" fo:margin-right="0in" fo:text-align="justify" style:justify-single-word="false" fo:text-indent="0in" style:auto-text-indent="false"/>
      <style:text-properties fo:language="es" fo:country="ES" officeooo:rsid="00b42e6d" officeooo:paragraph-rsid="00b42e6d" fo:background-color="transparent"/>
    </style:style>
    <style:style style:name="P37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fo:language="es" fo:country="ES" style:text-underline-style="none" officeooo:rsid="006efcee" officeooo:paragraph-rsid="006efcee"/>
    </style:style>
    <style:style style:name="P38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fo:language="es" fo:country="ES" style:text-underline-style="none" officeooo:rsid="006efcee" officeooo:paragraph-rsid="00b9ab4f"/>
    </style:style>
    <style:style style:name="P39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fo:language="es" fo:country="ES" style:text-underline-style="none" officeooo:rsid="00bc1f66" officeooo:paragraph-rsid="00bc1f66"/>
    </style:style>
    <style:style style:name="P40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fo:language="es" fo:country="ES" style:text-underline-style="solid" style:text-underline-width="auto" style:text-underline-color="font-color" officeooo:rsid="00568abb" officeooo:paragraph-rsid="006efcee"/>
    </style:style>
    <style:style style:name="P41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fo:language="es" fo:country="ES" style:text-underline-style="solid" style:text-underline-width="auto" style:text-underline-color="font-color" officeooo:rsid="00b9ab4f" officeooo:paragraph-rsid="00b9ab4f"/>
    </style:style>
    <style:style style:name="P42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fo:language="es" fo:country="ES" style:text-underline-style="solid" style:text-underline-width="auto" style:text-underline-color="font-color" officeooo:rsid="00bb52f7" officeooo:paragraph-rsid="00bb52f7"/>
    </style:style>
    <style:style style:name="P43" style:family="paragraph" style:parent-style-name="First_20_line_20_indent" style:list-style-name="L1">
      <style:paragraph-properties fo:text-align="justify" style:justify-single-word="false"/>
      <style:text-properties fo:language="es" fo:country="ES" officeooo:rsid="00b03a56" officeooo:paragraph-rsid="00b03a56"/>
    </style:style>
    <style:style style:name="P44" style:family="paragraph" style:parent-style-name="First_20_line_20_indent" style:list-style-name="L1">
      <style:paragraph-properties fo:text-align="justify" style:justify-single-word="false"/>
      <style:text-properties fo:language="es" fo:country="ES" officeooo:rsid="00b1d578" officeooo:paragraph-rsid="00b73c8a"/>
    </style:style>
    <style:style style:name="P45" style:family="paragraph" style:parent-style-name="First_20_line_20_indent" style:list-style-name="L1">
      <style:paragraph-properties fo:text-align="justify" style:justify-single-word="false"/>
      <style:text-properties fo:language="es" fo:country="ES" officeooo:rsid="00b1d578" officeooo:paragraph-rsid="00b1d578"/>
    </style:style>
    <style:style style:name="P46" style:family="paragraph" style:parent-style-name="First_20_line_20_indent" style:list-style-name="L1">
      <style:paragraph-properties fo:text-align="justify" style:justify-single-word="false"/>
      <style:text-properties style:font-name="Times New Roman1" fo:language="es" fo:country="ES" fo:font-style="normal" officeooo:rsid="0096faac" officeooo:paragraph-rsid="0096faac" style:font-style-asian="normal" style:font-style-complex="normal"/>
    </style:style>
    <style:style style:name="P47" style:family="paragraph" style:parent-style-name="First_20_line_20_indent" style:list-style-name="L1">
      <style:paragraph-properties fo:margin-left="0in" fo:margin-right="0in" fo:text-align="justify" style:justify-single-word="false" fo:text-indent="0in" style:auto-text-indent="false"/>
      <style:text-properties fo:language="es" fo:country="ES" officeooo:paragraph-rsid="0061e10e"/>
    </style:style>
    <style:style style:name="P48" style:family="paragraph" style:parent-style-name="Heading_20_1">
      <style:paragraph-properties fo:break-before="page"/>
      <style:text-properties fo:language="es" fo:country="ES"/>
    </style:style>
    <style:style style:name="P49" style:family="paragraph" style:parent-style-name="Heading_20_2">
      <style:text-properties fo:language="es" fo:country="ES"/>
    </style:style>
    <style:style style:name="P50" style:family="paragraph" style:parent-style-name="Heading_20_2">
      <style:paragraph-properties fo:text-align="justify" style:justify-single-word="false"/>
      <style:text-properties fo:language="es" fo:country="ES"/>
    </style:style>
    <style:style style:name="T1" style:family="text">
      <style:text-properties officeooo:rsid="00b1d578"/>
    </style:style>
    <style:style style:name="T2" style:family="text">
      <style:text-properties officeooo:rsid="00bc38d4"/>
    </style:style>
    <style:style style:name="T3" style:family="text">
      <style:text-properties officeooo:rsid="00b73c8a"/>
    </style:style>
    <style:style style:name="T4" style:family="text">
      <style:text-properties officeooo:rsid="008972e6"/>
    </style:style>
    <style:style style:name="T5" style:family="text">
      <style:text-properties officeooo:rsid="00443799"/>
    </style:style>
    <style:style style:name="T6" style:family="text">
      <style:text-properties officeooo:rsid="00a7c248"/>
    </style:style>
    <style:style style:name="T7" style:family="text">
      <style:text-properties officeooo:rsid="00b98363"/>
    </style:style>
    <style:style style:name="T8" style:family="text">
      <style:text-properties officeooo:rsid="00955df0"/>
    </style:style>
    <style:style style:name="T9" style:family="text">
      <style:text-properties officeooo:rsid="00b9ab4f"/>
    </style:style>
    <style:style style:name="T10" style:family="text">
      <style:text-properties officeooo:rsid="0071f6f6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22245f" fo:background-color="transparent" loext:char-shading-value="0"/>
    </style:style>
    <style:style style:name="T13" style:family="text">
      <style:text-properties officeooo:rsid="007f28e4" fo:background-color="transparent" loext:char-shading-value="0"/>
    </style:style>
    <style:style style:name="T14" style:family="text">
      <style:text-properties officeooo:rsid="00affaf7" fo:background-color="transparent" loext:char-shading-value="0"/>
    </style:style>
    <style:style style:name="T15" style:family="text">
      <style:text-properties officeooo:rsid="00b1d578" fo:background-color="transparent" loext:char-shading-value="0"/>
    </style:style>
    <style:style style:name="T16" style:family="text">
      <style:text-properties officeooo:rsid="00be0920" fo:background-color="transparent" loext:char-shading-value="0"/>
    </style:style>
    <style:style style:name="T17" style:family="text">
      <style:text-properties officeooo:rsid="0014a306"/>
    </style:style>
    <style:style style:name="T18" style:family="text">
      <style:text-properties officeooo:rsid="0018e19c"/>
    </style:style>
    <style:style style:name="T19" style:family="text">
      <style:text-properties officeooo:rsid="00208586"/>
    </style:style>
    <style:style style:name="T20" style:family="text">
      <style:text-properties officeooo:rsid="002c80f1"/>
    </style:style>
    <style:style style:name="T21" style:family="text">
      <style:text-properties officeooo:rsid="002fbb7a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8e7e1d"/>
    </style:style>
    <style:style style:name="T24" style:family="text">
      <style:text-properties style:text-underline-style="solid" style:text-underline-width="auto" style:text-underline-color="font-color" officeooo:rsid="00b98363"/>
    </style:style>
    <style:style style:name="T25" style:family="text">
      <style:text-properties officeooo:rsid="004d2d30"/>
    </style:style>
    <style:style style:name="T26" style:family="text">
      <style:text-properties officeooo:rsid="00506310"/>
    </style:style>
    <style:style style:name="T27" style:family="text">
      <style:text-properties officeooo:rsid="005a1ac3"/>
    </style:style>
    <style:style style:name="T28" style:family="text">
      <style:text-properties officeooo:rsid="006d0b83"/>
    </style:style>
    <style:style style:name="T29" style:family="text">
      <style:text-properties officeooo:rsid="0073ffa0"/>
    </style:style>
    <style:style style:name="T30" style:family="text">
      <style:text-properties officeooo:rsid="007d4d2c"/>
    </style:style>
    <style:style style:name="T31" style:family="text">
      <style:text-properties officeooo:rsid="00884a77"/>
    </style:style>
    <style:style style:name="T32" style:family="text">
      <style:text-properties officeooo:rsid="009d5652"/>
    </style:style>
    <style:style style:name="T33" style:family="text">
      <style:text-properties officeooo:rsid="00a0ff94"/>
    </style:style>
    <style:style style:name="T34" style:family="text">
      <style:text-properties officeooo:rsid="00a2051c"/>
    </style:style>
    <style:style style:name="T35" style:family="text">
      <style:text-properties officeooo:rsid="00a28793"/>
    </style:style>
    <style:style style:name="T36" style:family="text">
      <style:text-properties officeooo:rsid="00af8c86"/>
    </style:style>
    <style:style style:name="T37" style:family="text">
      <style:text-properties officeooo:rsid="00afef21"/>
    </style:style>
    <style:style style:name="T38" style:family="text">
      <style:text-properties officeooo:rsid="00affaf7"/>
    </style:style>
    <style:style style:name="T39" style:family="text">
      <style:text-properties officeooo:rsid="00b364f0"/>
    </style:style>
    <style:style style:name="T40" style:family="text">
      <style:text-properties officeooo:rsid="00b5c4df"/>
    </style:style>
    <style:style style:name="T41" style:family="text">
      <style:text-properties officeooo:rsid="00b7d8bb"/>
    </style:style>
    <style:style style:name="T42" style:family="text">
      <style:text-properties officeooo:rsid="00b97090"/>
    </style:style>
    <style:style style:name="T43" style:family="text">
      <style:text-properties officeooo:rsid="00bc1f66"/>
    </style:style>
    <style:style style:name="T44" style:family="text">
      <style:text-properties officeooo:rsid="00be0920"/>
    </style:style>
    <style:style style:name="T45" style:family="text">
      <style:text-properties officeooo:rsid="00b1947e"/>
    </style:style>
    <style:style style:name="T46" style:family="text">
      <style:text-properties officeooo:rsid="00c1c157"/>
    </style:style>
    <style:style style:name="T47" style:family="text">
      <style:text-properties officeooo:rsid="00c343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1">Aplicación para <text:span text:style-name="T18">el almacenamiento personal de videos</text:span></text:h>
      <text:p text:style-name="P15"/>
      <text:h text:style-name="P49" text:outline-level="2">Descripción:</text:h>
      <text:p text:style-name="P24">Esta aplicación <text:span text:style-name="T25">permite el almacenamiento de vídeos personales en un servidor. La aplicación permitirá subir los vídeos y bajarlos, así como asignarles etiquetas y realizar búsquedas.</text:span></text:p>
      <text:p text:style-name="P22">La aplicación usará <text:span text:style-name="T10">TCP</text:span> como protocolo de transporte <text:span text:style-name="T10">para asegurar la correcta transferencia de los vídeos.</text:span></text:p>
      <text:h text:style-name="P50" text:outline-level="2">Protocolo:</text:h>
      <text:p text:style-name="P28">Sint<text:span text:style-name="T17">a</text:span>xis y semántica:</text:p>
      <text:p text:style-name="P19">Todos los comandos, respuestas y parámetros serán cadenas de caracteres <text:span text:style-name="T20">US-</text:span>ASCII, <text:span text:style-name="T32">salvo el contenido de los vídeos</text:span>. Todos los comandos <text:span text:style-name="T29">y respuestas </text:span>serán de <text:span text:style-name="T36">3</text:span> caracteres <text:span text:style-name="T29">y l</text:span>os parámetros irán <text:span text:style-name="T33">después</text:span> de<text:span text:style-name="T26">l comando/respuesta</text:span>, sin ningún tipo de separación. <text:span text:style-name="T31">Para indicar el final de todos los mensajes (salvo cuando se envía un vídeo) se utilizarán los caracteres CR+LF, es decir, los bytes 13 y 10.</text:span></text:p>
      <text:p text:style-name="P27"/>
      <text:p text:style-name="P26">Comandos:</text:p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8">Comando</text:p>
          </table:table-cell>
          <table:table-cell table:style-name="Taula1.A1" office:value-type="string">
            <text:p text:style-name="P8">Parámetros</text:p>
          </table:table-cell>
          <table:table-cell table:style-name="Taula1.C1" office:value-type="string">
            <text:p text:style-name="P8">Descripción/ Semántica</text:p>
          </table:table-cell>
        </table:table-row>
        <table:table-row>
          <table:table-cell table:style-name="Taula1.A2" office:value-type="string">
            <text:p text:style-name="P4">LOG</text:p>
          </table:table-cell>
          <table:table-cell table:style-name="Taula1.A2" office:value-type="string">
            <text:p text:style-name="P4">Usuario + contraseña</text:p>
          </table:table-cell>
          <table:table-cell table:style-name="Taula1.C2" office:value-type="string">
            <text:p text:style-name="P4">Iniciar sesión con el servidor.</text:p>
          </table:table-cell>
        </table:table-row>
        <table:table-row>
          <table:table-cell table:style-name="Taula1.A2" office:value-type="string">
            <text:p text:style-name="P4">PUT</text:p>
          </table:table-cell>
          <table:table-cell table:style-name="Taula1.A2" office:value-type="string">
            <text:p text:style-name="P4">Tamaño de vídeo + contenido vídeo</text:p>
          </table:table-cell>
          <table:table-cell table:style-name="Taula1.C2" office:value-type="string">
            <text:p text:style-name="P4">Subir un vídeo al servidor.</text:p>
          </table:table-cell>
        </table:table-row>
        <table:table-row>
          <table:table-cell table:style-name="Taula1.A2" office:value-type="string">
            <text:p text:style-name="P4">GET</text:p>
          </table:table-cell>
          <table:table-cell table:style-name="Taula1.A2" office:value-type="string">
            <text:p text:style-name="P4">id. de vídeo</text:p>
          </table:table-cell>
          <table:table-cell table:style-name="Taula1.C2" office:value-type="string">
            <text:p text:style-name="P4">Descargar un vídeo del servidor.</text:p>
          </table:table-cell>
        </table:table-row>
        <table:table-row>
          <table:table-cell table:style-name="Taula1.A2" office:value-type="string">
            <text:p text:style-name="P4">TAG</text:p>
          </table:table-cell>
          <table:table-cell table:style-name="Taula1.A2" office:value-type="string">
            <text:p text:style-name="P2">id. v<text:span text:style-name="T30">í</text:span>deo</text:p>
          </table:table-cell>
          <table:table-cell table:style-name="Taula1.C2" office:value-type="string">
            <text:p text:style-name="P4"><text:span text:style-name="T2">Obtener la lista de etiquetas de un vídeo</text:span>.</text:p>
          </table:table-cell>
        </table:table-row>
        <table:table-row>
          <table:table-cell table:style-name="Taula1.A2" office:value-type="string">
            <text:p text:style-name="P14">SET</text:p>
          </table:table-cell>
          <table:table-cell table:style-name="Taula1.A2" office:value-type="string">
            <text:p text:style-name="P3">id. v<text:span text:style-name="T30">í</text:span>deo <text:span text:style-name="T1">+ etiqueta</text:span></text:p>
          </table:table-cell>
          <table:table-cell table:style-name="Taula1.C2" office:value-type="string">
            <text:p text:style-name="P5"><text:span text:style-name="T47">A</text:span>signar una etiqueta <text:span text:style-name="T47">a un vídeo</text:span>.</text:p>
          </table:table-cell>
        </table:table-row>
        <table:table-row>
          <table:table-cell table:style-name="Taula1.A2" office:value-type="string">
            <text:p text:style-name="P4">FND</text:p>
          </table:table-cell>
          <table:table-cell table:style-name="Taula1.A2" office:value-type="string">
            <text:p text:style-name="P13">etiqueta</text:p>
          </table:table-cell>
          <table:table-cell table:style-name="Taula1.C2" office:value-type="string">
            <text:p text:style-name="P4">Buscar <text:span text:style-name="T43">vídeos que tengan determinada etiqueta</text:span>.</text:p>
          </table:table-cell>
        </table:table-row>
        <table:table-row>
          <table:table-cell table:style-name="Taula1.A2" office:value-type="string">
            <text:p text:style-name="P4">QIT</text:p>
          </table:table-cell>
          <table:table-cell table:style-name="Taula1.A2" office:value-type="string">
            <text:p text:style-name="P4"/>
          </table:table-cell>
          <table:table-cell table:style-name="Taula1.C2" office:value-type="string">
            <text:p text:style-name="P4">Cerrar la sesión.</text:p>
          </table:table-cell>
        </table:table-row>
      </table:table>
      <text:p text:style-name="P15"/>
      <text:p text:style-name="P26">Respuestas:</text:p>
      <table:table table:name="Taula2" table:style-name="Taula2">
        <table:table-column table:style-name="Taula2.A"/>
        <table:table-column table:style-name="Taula2.B"/>
        <table:table-column table:style-name="Taula2.C"/>
        <table:table-row>
          <table:table-cell table:style-name="Taula2.A1" office:value-type="string">
            <text:p text:style-name="P8">Respuesta</text:p>
          </table:table-cell>
          <table:table-cell table:style-name="Taula2.A1" office:value-type="string">
            <text:p text:style-name="P8">Parámetros</text:p>
          </table:table-cell>
          <table:table-cell table:style-name="Taula2.C1" office:value-type="string">
            <text:p text:style-name="P8">Descripción/ Semántica</text:p>
          </table:table-cell>
        </table:table-row>
        <table:table-row>
          <table:table-cell table:style-name="Taula2.A2" office:value-type="string">
            <text:p text:style-name="P12"><text:span text:style-name="T37">+</text:span>OK</text:p>
          </table:table-cell>
          <table:table-cell table:style-name="Taula2.A2" office:value-type="string">
            <text:p text:style-name="P7">[ <text:span text:style-name="T38">id. de vídeo |</text:span></text:p>
            <text:p text:style-name="P7"><text:span text:style-name="T11"><text:s text:c="2"/></text:span><text:span text:style-name="T13">tamaño + vídeo </text:span><text:span text:style-name="T15">|</text:span></text:p>
            <text:p text:style-name="P7"><text:span text:style-name="T13"><text:s text:c="2"/></text:span><text:span text:style-name="T15">lista de etiquetas |</text:span></text:p>
            <text:p text:style-name="P6"><text:span text:style-name="T11"><text:s text:c="2"/></text:span><text:span text:style-name="T13">lista de </text:span><text:span text:style-name="T14">id. de </text:span><text:span text:style-name="T13">vídeos</text:span></text:p>
            <text:p text:style-name="P11"><text:s/>]</text:p>
          </table:table-cell>
          <table:table-cell table:style-name="Taula2.C2" office:value-type="string">
            <text:p text:style-name="P1">Respuesta positiva. Todo ha ido correctamente.</text:p>
            <text:p text:style-name="P1"/>
          </table:table-cell>
        </table:table-row>
        <table:table-row>
          <table:table-cell table:style-name="Taula2.A2" office:value-type="string">
            <text:p text:style-name="P12">-ER</text:p>
          </table:table-cell>
          <table:table-cell table:style-name="Taula2.A2" office:value-type="string">
            <text:p text:style-name="P1">Código de error</text:p>
          </table:table-cell>
          <table:table-cell table:style-name="Taula2.C2" office:value-type="string">
            <text:p text:style-name="P1">Respuesta negativa. Ha habido algún problema.</text:p>
          </table:table-cell>
        </table:table-row>
      </table:table>
      <text:p text:style-name="P34">* <text:span text:style-name="T21">Los corchetes [] indican que el parámetro es opcional. La barra vertical | indica un OR lógico.</text:span></text:p>
      <text:p text:style-name="P34"/>
      <text:p text:style-name="P30"><text:span text:style-name="T27">Formato</text:span> de los parámetros:</text:p>
      <text:p text:style-name="P35"/>
      <text:list xml:id="list2927065668" text:style-name="L1">
        <text:list-item>
          <text:p text:style-name="P43">Todos los vídeos tendrán un identificador asignado por el servidor una vez se suban. Dicho identificador estará compuesto por <text:span text:style-name="T46">8</text:span> caracteres <text:span text:style-name="T3">numéricos (los dígitos de 0 a 9)</text:span>.</text:p>
        </text:list-item>
        <text:list-item>
          <text:p text:style-name="P44">El carácter ‘#’ se usará como separador en las listas, tanto de id<text:span text:style-name="T44">entificadores</text:span> de vídeos como de etiquetas. <text:span text:style-name="T3">También se utilizará para separar el nombre de usuario y la contraseña al iniciar la sesión. Por tanto, el carácter ‘#’ no se podrá usar ni en nombres de usuario ni en etiquetas.</text:span></text:p>
        </text:list-item>
        <text:list-item>
          <text:p text:style-name="P45"><text:soft-page-break/>Una etiqueta será un valor de tamaño variable que podrá contener caracteres alfanuméricos <text:span text:style-name="T3">(</text:span>salvo el carácter ‘#’<text:span text:style-name="T3">)</text:span>.</text:p>
        </text:list-item>
        <text:list-item>
          <text:p text:style-name="P46">Para enviar un vídeo (<text:span text:style-name="T39">con el comando PUT o </text:span>como respuesta al comando <text:span text:style-name="T39">GET</text:span>) <text:span text:style-name="T39">se </text:span>deberá enviar un parámetro de tamaño variable indicando el tamaño del vídeo en bytes, el carácter '#' y <text:span text:style-name="T34">finalmente</text:span> el <text:span text:style-name="T35">contenido del </text:span>vídeo. Recuerda que al final de este mensaje no hay que añadir los caracteres CR+CL.</text:p>
          <text:p text:style-name="P47"/>
        </text:list-item>
      </text:list>
      <text:p text:style-name="P28">Procedimientos:</text:p>
      <text:p text:style-name="P29"/>
      <text:p text:style-name="P29">Cuestiones generales</text:p>
      <text:p text:style-name="P36">Una vez abierta la conexión TCP entre cliente y servidor será el cliente quien empiece el diálogo, enviando el comando LOG para iniciar la sesión. Si la sesión se inicia de manera satisfactoria este comando no se podrá volver a usar.</text:p>
      <text:p text:style-name="P17"><text:span text:style-name="T11">En el caso de un error el servidor responderá con una respuesta negativa y un código de error. </text:span><text:span text:style-name="T12">A continuación se </text:span><text:span text:style-name="T16">enumeran</text:span><text:span text:style-name="T12"> los códigos considerados genéricos</text:span><text:span text:style-name="T11">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Código</text:p>
          </table:table-cell>
          <table:table-cell table:style-name="Table1.B1" office:value-type="string">
            <text:p text:style-name="P9">Error</text:p>
          </table:table-cell>
        </table:table-row>
        <table:table-row>
          <table:table-cell table:style-name="Table1.A2" office:value-type="string">
            <text:p text:style-name="P10"><text:span text:style-name="T28">0</text:span>1</text:p>
          </table:table-cell>
          <table:table-cell table:style-name="Table1.B2" office:value-type="string">
            <text:p text:style-name="P10">Comando desconocido.</text:p>
          </table:table-cell>
        </table:table-row>
        <table:table-row>
          <table:table-cell table:style-name="Table1.A2" office:value-type="string">
            <text:p text:style-name="P10"><text:span text:style-name="T28">0</text:span>2</text:p>
          </table:table-cell>
          <table:table-cell table:style-name="Table1.B2" office:value-type="string">
            <text:p text:style-name="P10">Parámetro inesperado. Se ha recibido un parámetro donde no se esperaba.</text:p>
          </table:table-cell>
        </table:table-row>
        <table:table-row>
          <table:table-cell table:style-name="Table1.A2" office:value-type="string">
            <text:p text:style-name="P10"><text:span text:style-name="T28">0</text:span>3</text:p>
          </table:table-cell>
          <table:table-cell table:style-name="Table1.B2" office:value-type="string">
            <text:p text:style-name="P10">Falta parámetro. Falta un p<text:span text:style-name="T19">a</text:span>rámetro que no es opcional.</text:p>
          </table:table-cell>
        </table:table-row>
        <table:table-row>
          <table:table-cell table:style-name="Table1.A2" office:value-type="string">
            <text:p text:style-name="P10"><text:span text:style-name="T28">0</text:span>4</text:p>
          </table:table-cell>
          <table:table-cell table:style-name="Table1.B2" office:value-type="string">
            <text:p text:style-name="P10">Parámetro con formato incorrecto.</text:p>
          </table:table-cell>
        </table:table-row>
      </table:table>
      <text:p text:style-name="P21"/>
      <text:p text:style-name="P31">Iniciar sesión</text:p>
      <text:p text:style-name="P16">El cliente enviará el comando <text:span text:style-name="T40">LOG y los parámetros usuario y contraseña. </text:span>En caso de que <text:span text:style-name="T41">los valores no sean correctos</text:span> el servidor responderá indicando el código de error <text:span text:style-name="T4">11, en caso contrario responderá con una respuesta positiva</text:span>. <text:span text:style-name="T42">Si la respuesta es positiva la sesión se considera abierta y el cliente no podrá volver a enviar el comando LOG, en caso contrario él cliente solo podrá volver a enviar el comando LOG o cerrar la conexión TCP.</text:span></text:p>
      <text:p text:style-name="P16"/>
      <text:p text:style-name="P33">Cerrar sesión</text:p>
      <text:p text:style-name="P18">El cliente enviará el comando <text:span text:style-name="T45">QIT</text:span>. <text:span text:style-name="T5">El servidor enviará una respuesta positiva y la sesión se dará por terminada. El servidor mantendrá la conexión TCP abierta y el cliente podrá usarla para iniciar otra sesión si lo desea. Si no es así, será el cliente quien cierre la conexión.</text:span></text:p>
      <text:p text:style-name="P19"/>
      <text:p text:style-name="P32">Subir un vídeo al servidor</text:p>
      <text:p text:style-name="P20">El cliente enviará el comando <text:span text:style-name="T7">PUT junto con el tamaño del vídeo y su contenido</text:span>. <text:span text:style-name="T6">El servidor enviará una respuesta positiva y un parámetro indicando el identificador que ha asignado al vídeo. En caso de que el servidor no tenga espacio disponible para almacenar el vídeo enviará una respuesta negativa y el código de error 12.</text:span></text:p>
      <text:p text:style-name="P19"/>
      <text:p text:style-name="P23"><text:span text:style-name="T22">Solicitud de </text:span><text:span text:style-name="T24">descarga</text:span><text:span text:style-name="T23"> de </text:span><text:span text:style-name="T24">un </text:span><text:span text:style-name="T23">vídeo</text:span></text:p>
      <text:p text:style-name="P25">El cliente enviará el comando <text:span text:style-name="T7">GET y el identificador de un vídeo. En caso de que el usuario no tenga ningún vídeo con ese identificador el servidor enviará una respuesta negativa y el código de error 13. En caso contrario enviará una respuesta positiva junto con el tamaño y el contenido del vídeo.</text:span></text:p>
      <text:p text:style-name="P25"/>
      <text:p text:style-name="P40">Solicitud de <text:span text:style-name="T9">la lista de etiquetas de un vídeo</text:span></text:p>
      <text:p text:style-name="P37">El cliente enviará el comando <text:span text:style-name="T9">TAG</text:span> <text:span text:style-name="T9">junto con el identificador de un vídeo</text:span>. En caso de <text:span text:style-name="T8">que no exista un vídeo con dicho identificador</text:span> el servidor responderá enviando una respuesta de error con el código <text:span text:style-name="T8">14</text:span>. Si <text:span text:style-name="T8">todo ha ido bien el servidor enviará una respuesta positiva con una lista de las etiquetas asignadas a dicho vídeo.</text:span></text:p>
      <text:p text:style-name="P19"><text:soft-page-break/></text:p>
      <text:p text:style-name="P41">Asignar una etiqueta a un vídeo</text:p>
      <text:p text:style-name="P38">El cliente enviará el comando <text:span text:style-name="T9">SET</text:span> <text:span text:style-name="T9">junto con el identificador de un vídeo y una etiqueta</text:span>. En caso de <text:span text:style-name="T8">que no exista un vídeo con dicho identificador</text:span> el servidor responderá enviando una respuesta de error con el código <text:span text:style-name="T8">15</text:span>. Si <text:span text:style-name="T8">todo ha ido bien el servidor asignará la etiqueta al vídeo y enviará una respuesta positiva al cliente.</text:span></text:p>
      <text:p text:style-name="P38"/>
      <text:p text:style-name="P42">Buscar un vídeo</text:p>
      <text:p text:style-name="P39">El cliente enviará el comando FND junto con una etiqueta. En todo caso, el servidor responderá con una respuesta positiva y una lista de identificadores de vídeos que tengan asociada dicha etiqueta. Si no hay ningún vídeo que cumpla con el requisito, la lista estará vacía <text:span text:style-name="T47">(el mensaje solo contendrá el salto de línea final)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bai </meta:initial-creator>
    <meta:creation-date>2011-07-01T16:35:12</meta:creation-date>
    <dc:date>2020-10-14T11:24:27.316029799</dc:date>
    <meta:editing-duration>P3DT8H18M55S</meta:editing-duration>
    <meta:editing-cycles>206</meta:editing-cycles>
    <meta:generator>LibreOffice/6.0.7.3$Linux_X86_64 LibreOffice_project/00m0$Build-3</meta:generator>
    <meta:printed-by>Ibai Gurrutxaga</meta:printed-by>
    <meta:print-date>2017-04-27T11:11:33.949494332</meta:print-date>
    <meta:document-statistic meta:table-count="3" meta:image-count="0" meta:object-count="0" meta:page-count="3" meta:paragraph-count="80" meta:word-count="943" meta:character-count="5534" meta:non-whitespace-character-count="4668"/>
  </office:meta>
</office:document-meta>
</file>